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924e3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924e3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XXI</text:span></text:p>
      <text:p text:style-name="P2"><text:span text:style-name="T4">Даниил Алексеевич сидел у себя в кабинете и разбирал документы. Состояние Павла было стабильным. Недавно пришедшая Даша спокойно сидела в кресле, о чем-то думая. Резко дверь кабинет распахнулась, и в помещение вбежал человек в белом халате. </text:span></text:p>
      <text:p text:style-name="P2"><text:span text:style-name="T4">–Даниил Алексеевич, извините, что без стука, но эта новость слишком важна!</text:span></text:p>
      <text:p text:style-name="P2"><text:span text:style-name="T4">–Что у тебя случилось, – спокойно спросил Алехин.</text:span></text:p>
      <text:p text:style-name="P2"><text:span text:style-name="T4">–Он пришел в себя! Ваш сын вышел из комы и сейчас в сознании. Лежит спит. </text:span></text:p>
      <text:p text:style-name="P2"><text:span text:style-name="T4">–Не может быть! Прошло 3 месяца!</text:span></text:p>
      <text:p text:style-name="P2"><text:span text:style-name="T4">Отец Паши, Даша и вбежавший врач быстро вышли из кабинета и направились в сторону палаты Алехина. Павел лежал, кутаясь в одеяло, забывшись неглубоким сном. Когда его отец вошел в палату, он открыл глаза и немного улыбнулся.</text:span></text:p>
      <text:p text:style-name="P2"><text:span text:style-name="T4">–Паша… – прошептал Алехин.</text:span></text:p>
      <text:p text:style-name="P2"><text:span text:style-name="T4">–Отец, это ты? Я жив? Что случилось и где я? </text:span></text:p>
      <text:p text:style-name="P2"><text:span text:style-name="T4">–В лучшем медицинском центре. Ты единственный, кто выжил из экипажа «Надежды».</text:span></text:p>
      <text:p text:style-name="P2"><text:span text:style-name="T4">–Нет! Не может быть! – Павел закрыл глаза.</text:span></text:p>
      <text:p text:style-name="P2"><text:span text:style-name="T4">–Паша, успокойся. Тебе сейчас нельзя нервничать. Тебе нужен отдых.</text:span></text:p>
      <text:p text:style-name="P2"><text:span text:style-name="T4">–Нет, отец. Нет времени. Я столько всего должен исправить. Я был таким идиотом! Мне нужно найти Дашу. Я так виноват перед ней!</text:span></text:p>
      <text:p text:style-name="P2"><text:span text:style-name="T4">–Твой отец прав! Тебе нужен отдых и покой, – строго сказала вошедшая в палату Даша. Павел перевел на нее взгляд и хотел что-то сказать, но она не позволила ему сделать этого.</text:span></text:p>
      <text:p text:style-name="P2"><text:soft-page-break/><text:span text:style-name="T4">–Павел Даниилович, попрошу вас слушать все распоряжения вашего отца и медперсонала. Все разговоры после того, как вы окрепнете и встанете на ноги. </text:span></text:p>
      <text:p text:style-name="P2"><text:span text:style-name="T4">–Но Даша, где же мне искать тебя. А если ты снова уедешь? </text:span></text:p>
      <text:p text:style-name="P2"><text:span text:style-name="T4">–Успокойся, никуда я не уеду. Найти меня ты можешь все там же. Адрес мой, надеюсь, помнишь, ну если нет, то позвони, а так в университете. Ладно, потом обсудим все, а пока отдыхай.</text:span></text:p>
      <text:p text:style-name="P2"><text:span text:style-name="T4">Больше ничего не сказав, Даша вместе с Даниилом Алексеевичем удалилась из палаты, а Павел, закрыв глаза и укутавшись одеялом, погрузился в сон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32:14.531000000</meta:creation-date>
    <dc:date>2022-05-15T19:32:34.992000000</dc:date>
    <meta:editing-duration>PT20S</meta:editing-duration>
    <meta:editing-cycles>1</meta:editing-cycles>
    <meta:document-statistic meta:table-count="0" meta:image-count="0" meta:object-count="0" meta:page-count="2" meta:paragraph-count="18" meta:word-count="292" meta:character-count="1783" meta:non-whitespace-character-count="1499"/>
    <meta:generator>LibreOffice/7.2.2.2$Windows_X86_64 LibreOffice_project/02b2acce88a210515b4a5bb2e46cbfb63fe97d56</meta:generator>
  </office:meta>
</office:document-meta>
</file>